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2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2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2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2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2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2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2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2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2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2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2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9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table:number-columns-repeated="2"/>
          <table:table-cell table:style-name="ce13" table:formula="of:=[.F110]+[.E111]" office:value-type="float" office:value="5041" calcext:value-type="float">
            <text:p>5041</text:p>
          </table:table-cell>
          <table:table-cell/>
          <table:table-cell table:formula="of:=[.H110]+[.G111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11]+[.L111]+[.M111]" office:value-type="currency" office:currency="USD" office:value="0" calcext:value-type="currency">
            <text:p>$0,00</text:p>
          </table:table-cell>
          <table:table-cell table:style-name="ce41" table:formula="of:=[.O110]+[.N111]" office:value-type="currency" office:currency="USD" office:value="8017.60628" calcext:value-type="currency">
            <text:p>$8 017,61</text:p>
          </table:table-cell>
          <table:table-cell table:style-name="ce41" table:formula="of:=[.A111]*budgetjour-[.O111]" office:value-type="currency" office:currency="USD" office:value="2542.39372" calcext:value-type="currency">
            <text:p>$2 542,39</text:p>
          </table:table-cell>
          <table:table-cell table:number-columns-repeated="3"/>
          <table:table-cell table:style-name="ce41" table:formula="of:=IF(ISBLANK([.D111]);(180*budgetjour-[.O111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5041" calcext:value-type="float">
            <text:p>5041</text:p>
          </table:table-cell>
          <table:table-cell/>
          <table:table-cell table:formula="of:=[.H111]+[.G112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12]+[.L112]+[.M112]" office:value-type="currency" office:currency="USD" office:value="0" calcext:value-type="currency">
            <text:p>$0,00</text:p>
          </table:table-cell>
          <table:table-cell table:style-name="ce41" table:formula="of:=[.O111]+[.N112]" office:value-type="currency" office:currency="USD" office:value="8017.60628" calcext:value-type="currency">
            <text:p>$8 017,61</text:p>
          </table:table-cell>
          <table:table-cell table:style-name="ce41" table:formula="of:=[.A112]*budgetjour-[.O112]" office:value-type="currency" office:currency="USD" office:value="2638.39372" calcext:value-type="currency">
            <text:p>$2 638,39</text:p>
          </table:table-cell>
          <table:table-cell table:number-columns-repeated="3"/>
          <table:table-cell table:style-name="ce41" table:formula="of:=IF(ISBLANK([.D112]);(180*budgetjour-[.O112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float" office:value="0" calcext:value-type="float">
            <text:p>0</text:p>
          </table:table-cell>
          <table:table-cell table:number-columns-repeated="2"/>
          <table:table-cell table:style-name="ce13" table:formula="of:=[.F112]+[.E113]" office:value-type="float" office:value="5041" calcext:value-type="float">
            <text:p>5041</text:p>
          </table:table-cell>
          <table:table-cell/>
          <table:table-cell table:formula="of:=[.H112]+[.G113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13]+[.L113]+[.M113]" office:value-type="currency" office:currency="USD" office:value="0" calcext:value-type="currency">
            <text:p>$0,00</text:p>
          </table:table-cell>
          <table:table-cell table:style-name="ce41" table:formula="of:=[.O112]+[.N113]" office:value-type="currency" office:currency="USD" office:value="8017.60628" calcext:value-type="currency">
            <text:p>$8 017,61</text:p>
          </table:table-cell>
          <table:table-cell table:style-name="ce41" table:formula="of:=[.A113]*budgetjour-[.O113]" office:value-type="currency" office:currency="USD" office:value="2734.39372" calcext:value-type="currency">
            <text:p>$2 734,39</text:p>
          </table:table-cell>
          <table:table-cell table:number-columns-repeated="3"/>
          <table:table-cell table:style-name="ce41" table:formula="of:=IF(ISBLANK([.D113]);(180*budgetjour-[.O113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float" office:value="0" calcext:value-type="float">
            <text:p>0</text:p>
          </table:table-cell>
          <table:table-cell table:number-columns-repeated="2"/>
          <table:table-cell table:style-name="ce13" table:formula="of:=[.F113]+[.E114]" office:value-type="float" office:value="5041" calcext:value-type="float">
            <text:p>5041</text:p>
          </table:table-cell>
          <table:table-cell/>
          <table:table-cell table:formula="of:=[.H113]+[.G114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017.60628" calcext:value-type="currency">
            <text:p>$8 017,61</text:p>
          </table:table-cell>
          <table:table-cell table:style-name="ce41" table:formula="of:=[.A114]*budgetjour-[.O114]" office:value-type="currency" office:currency="USD" office:value="2830.39372" calcext:value-type="currency">
            <text:p>$2 830,39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5041" calcext:value-type="float">
            <text:p>5041</text:p>
          </table:table-cell>
          <table:table-cell/>
          <table:table-cell table:formula="of:=[.H114]+[.G115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8017.60628" calcext:value-type="currency">
            <text:p>$8 017,61</text:p>
          </table:table-cell>
          <table:table-cell table:style-name="ce41" table:formula="of:=[.A115]*budgetjour-[.O115]" office:value-type="currency" office:currency="USD" office:value="2926.39372" calcext:value-type="currency">
            <text:p>$2 926,39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5041" calcext:value-type="float">
            <text:p>5041</text:p>
          </table:table-cell>
          <table:table-cell/>
          <table:table-cell table:formula="of:=[.H115]+[.G116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8017.60628" calcext:value-type="currency">
            <text:p>$8 017,61</text:p>
          </table:table-cell>
          <table:table-cell table:style-name="ce41" table:formula="of:=[.A116]*budgetjour-[.O116]" office:value-type="currency" office:currency="USD" office:value="3022.39372" calcext:value-type="currency">
            <text:p>$3 022,39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5041" calcext:value-type="float">
            <text:p>5041</text:p>
          </table:table-cell>
          <table:table-cell/>
          <table:table-cell table:formula="of:=[.H116]+[.G117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8017.60628" calcext:value-type="currency">
            <text:p>$8 017,61</text:p>
          </table:table-cell>
          <table:table-cell table:style-name="ce41" table:formula="of:=[.A117]*budgetjour-[.O117]" office:value-type="currency" office:currency="USD" office:value="3118.39372" calcext:value-type="currency">
            <text:p>$3 118,39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5041" calcext:value-type="float">
            <text:p>5041</text:p>
          </table:table-cell>
          <table:table-cell/>
          <table:table-cell table:formula="of:=[.H117]+[.G118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017.60628" calcext:value-type="currency">
            <text:p>$8 017,61</text:p>
          </table:table-cell>
          <table:table-cell table:style-name="ce41" table:formula="of:=[.A118]*budgetjour-[.O118]" office:value-type="currency" office:currency="USD" office:value="3214.39372" calcext:value-type="currency">
            <text:p>$3 214,39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5041" calcext:value-type="float">
            <text:p>5041</text:p>
          </table:table-cell>
          <table:table-cell/>
          <table:table-cell table:formula="of:=[.H118]+[.G119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8017.60628" calcext:value-type="currency">
            <text:p>$8 017,61</text:p>
          </table:table-cell>
          <table:table-cell table:style-name="ce41" table:formula="of:=[.A119]*budgetjour-[.O119]" office:value-type="currency" office:currency="USD" office:value="3310.39372" calcext:value-type="currency">
            <text:p>$3 310,39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5041" calcext:value-type="float">
            <text:p>5041</text:p>
          </table:table-cell>
          <table:table-cell/>
          <table:table-cell table:formula="of:=[.H119]+[.G120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8017.60628" calcext:value-type="currency">
            <text:p>$8 017,61</text:p>
          </table:table-cell>
          <table:table-cell table:style-name="ce41" table:formula="of:=[.A120]*budgetjour-[.O120]" office:value-type="currency" office:currency="USD" office:value="3406.39372" calcext:value-type="currency">
            <text:p>$3 406,39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5041" calcext:value-type="float">
            <text:p>5041</text:p>
          </table:table-cell>
          <table:table-cell/>
          <table:table-cell table:formula="of:=[.H120]+[.G121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8017.60628" calcext:value-type="currency">
            <text:p>$8 017,61</text:p>
          </table:table-cell>
          <table:table-cell table:style-name="ce41" table:formula="of:=[.A121]*budgetjour-[.O121]" office:value-type="currency" office:currency="USD" office:value="3502.39372" calcext:value-type="currency">
            <text:p>$3 502,39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5041" calcext:value-type="float">
            <text:p>5041</text:p>
          </table:table-cell>
          <table:table-cell/>
          <table:table-cell table:formula="of:=[.H121]+[.G122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017.60628" calcext:value-type="currency">
            <text:p>$8 017,61</text:p>
          </table:table-cell>
          <table:table-cell table:style-name="ce41" table:formula="of:=[.A122]*budgetjour-[.O122]" office:value-type="currency" office:currency="USD" office:value="3598.39372" calcext:value-type="currency">
            <text:p>$3 598,39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041" calcext:value-type="float">
            <text:p>5041</text:p>
          </table:table-cell>
          <table:table-cell/>
          <table:table-cell table:formula="of:=[.H122]+[.G123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017.60628" calcext:value-type="currency">
            <text:p>$8 017,61</text:p>
          </table:table-cell>
          <table:table-cell table:style-name="ce41" table:formula="of:=[.A123]*budgetjour-[.O123]" office:value-type="currency" office:currency="USD" office:value="3694.39372" calcext:value-type="currency">
            <text:p>$3 694,39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041" calcext:value-type="float">
            <text:p>5041</text:p>
          </table:table-cell>
          <table:table-cell/>
          <table:table-cell table:formula="of:=[.H123]+[.G124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017.60628" calcext:value-type="currency">
            <text:p>$8 017,61</text:p>
          </table:table-cell>
          <table:table-cell table:style-name="ce41" table:formula="of:=[.A124]*budgetjour-[.O124]" office:value-type="currency" office:currency="USD" office:value="3790.39372" calcext:value-type="currency">
            <text:p>$3 790,39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041" calcext:value-type="float">
            <text:p>5041</text:p>
          </table:table-cell>
          <table:table-cell/>
          <table:table-cell table:formula="of:=[.H124]+[.G125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017.60628" calcext:value-type="currency">
            <text:p>$8 017,61</text:p>
          </table:table-cell>
          <table:table-cell table:style-name="ce41" table:formula="of:=[.A125]*budgetjour-[.O125]" office:value-type="currency" office:currency="USD" office:value="3886.39372" calcext:value-type="currency">
            <text:p>$3 886,39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041" calcext:value-type="float">
            <text:p>5041</text:p>
          </table:table-cell>
          <table:table-cell/>
          <table:table-cell table:formula="of:=[.H125]+[.G126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017.60628" calcext:value-type="currency">
            <text:p>$8 017,61</text:p>
          </table:table-cell>
          <table:table-cell table:style-name="ce41" table:formula="of:=[.A126]*budgetjour-[.O126]" office:value-type="currency" office:currency="USD" office:value="3982.39372" calcext:value-type="currency">
            <text:p>$3 982,39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041" calcext:value-type="float">
            <text:p>5041</text:p>
          </table:table-cell>
          <table:table-cell/>
          <table:table-cell table:formula="of:=[.H126]+[.G127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017.60628" calcext:value-type="currency">
            <text:p>$8 017,61</text:p>
          </table:table-cell>
          <table:table-cell table:style-name="ce41" table:formula="of:=[.A127]*budgetjour-[.O127]" office:value-type="currency" office:currency="USD" office:value="4078.39372" calcext:value-type="currency">
            <text:p>$4 078,39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041" calcext:value-type="float">
            <text:p>5041</text:p>
          </table:table-cell>
          <table:table-cell/>
          <table:table-cell table:formula="of:=[.H127]+[.G128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017.60628" calcext:value-type="currency">
            <text:p>$8 017,61</text:p>
          </table:table-cell>
          <table:table-cell table:style-name="ce41" table:formula="of:=[.A128]*budgetjour-[.O128]" office:value-type="currency" office:currency="USD" office:value="4174.39372" calcext:value-type="currency">
            <text:p>$4 174,39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041" calcext:value-type="float">
            <text:p>5041</text:p>
          </table:table-cell>
          <table:table-cell/>
          <table:table-cell table:formula="of:=[.H128]+[.G129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017.60628" calcext:value-type="currency">
            <text:p>$8 017,61</text:p>
          </table:table-cell>
          <table:table-cell table:style-name="ce41" table:formula="of:=[.A129]*budgetjour-[.O129]" office:value-type="currency" office:currency="USD" office:value="4270.39372" calcext:value-type="currency">
            <text:p>$4 270,39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041" calcext:value-type="float">
            <text:p>5041</text:p>
          </table:table-cell>
          <table:table-cell/>
          <table:table-cell table:formula="of:=[.H129]+[.G130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017.60628" calcext:value-type="currency">
            <text:p>$8 017,61</text:p>
          </table:table-cell>
          <table:table-cell table:style-name="ce41" table:formula="of:=[.A130]*budgetjour-[.O130]" office:value-type="currency" office:currency="USD" office:value="4366.39372" calcext:value-type="currency">
            <text:p>$4 366,39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041" calcext:value-type="float">
            <text:p>5041</text:p>
          </table:table-cell>
          <table:table-cell/>
          <table:table-cell table:formula="of:=[.H130]+[.G131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017.60628" calcext:value-type="currency">
            <text:p>$8 017,61</text:p>
          </table:table-cell>
          <table:table-cell table:style-name="ce41" table:formula="of:=[.A131]*budgetjour-[.O131]" office:value-type="currency" office:currency="USD" office:value="4462.39372" calcext:value-type="currency">
            <text:p>$4 462,39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041" calcext:value-type="float">
            <text:p>5041</text:p>
          </table:table-cell>
          <table:table-cell/>
          <table:table-cell table:formula="of:=[.H131]+[.G132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017.60628" calcext:value-type="currency">
            <text:p>$8 017,61</text:p>
          </table:table-cell>
          <table:table-cell table:style-name="ce41" table:formula="of:=[.A132]*budgetjour-[.O132]" office:value-type="currency" office:currency="USD" office:value="4558.39372" calcext:value-type="currency">
            <text:p>$4 558,39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041" calcext:value-type="float">
            <text:p>5041</text:p>
          </table:table-cell>
          <table:table-cell/>
          <table:table-cell table:formula="of:=[.H132]+[.G133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017.60628" calcext:value-type="currency">
            <text:p>$8 017,61</text:p>
          </table:table-cell>
          <table:table-cell table:style-name="ce41" table:formula="of:=[.A133]*budgetjour-[.O133]" office:value-type="currency" office:currency="USD" office:value="4654.39372" calcext:value-type="currency">
            <text:p>$4 654,39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041" calcext:value-type="float">
            <text:p>5041</text:p>
          </table:table-cell>
          <table:table-cell/>
          <table:table-cell table:formula="of:=[.H133]+[.G134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017.60628" calcext:value-type="currency">
            <text:p>$8 017,61</text:p>
          </table:table-cell>
          <table:table-cell table:style-name="ce41" table:formula="of:=[.A134]*budgetjour-[.O134]" office:value-type="currency" office:currency="USD" office:value="4750.39372" calcext:value-type="currency">
            <text:p>$4 750,39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041" calcext:value-type="float">
            <text:p>5041</text:p>
          </table:table-cell>
          <table:table-cell/>
          <table:table-cell table:formula="of:=[.H134]+[.G135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017.60628" calcext:value-type="currency">
            <text:p>$8 017,61</text:p>
          </table:table-cell>
          <table:table-cell table:style-name="ce41" table:formula="of:=[.A135]*budgetjour-[.O135]" office:value-type="currency" office:currency="USD" office:value="4846.39372" calcext:value-type="currency">
            <text:p>$4 846,39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041" calcext:value-type="float">
            <text:p>5041</text:p>
          </table:table-cell>
          <table:table-cell/>
          <table:table-cell table:formula="of:=[.H135]+[.G136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017.60628" calcext:value-type="currency">
            <text:p>$8 017,61</text:p>
          </table:table-cell>
          <table:table-cell table:style-name="ce41" table:formula="of:=[.A136]*budgetjour-[.O136]" office:value-type="currency" office:currency="USD" office:value="4942.39372" calcext:value-type="currency">
            <text:p>$4 942,39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041" calcext:value-type="float">
            <text:p>5041</text:p>
          </table:table-cell>
          <table:table-cell/>
          <table:table-cell table:formula="of:=[.H136]+[.G137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017.60628" calcext:value-type="currency">
            <text:p>$8 017,61</text:p>
          </table:table-cell>
          <table:table-cell table:style-name="ce41" table:formula="of:=[.A137]*budgetjour-[.O137]" office:value-type="currency" office:currency="USD" office:value="5038.39372" calcext:value-type="currency">
            <text:p>$5 038,39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041" calcext:value-type="float">
            <text:p>5041</text:p>
          </table:table-cell>
          <table:table-cell/>
          <table:table-cell table:formula="of:=[.H137]+[.G138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017.60628" calcext:value-type="currency">
            <text:p>$8 017,61</text:p>
          </table:table-cell>
          <table:table-cell table:style-name="ce41" table:formula="of:=[.A138]*budgetjour-[.O138]" office:value-type="currency" office:currency="USD" office:value="5134.39372" calcext:value-type="currency">
            <text:p>$5 134,39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041" calcext:value-type="float">
            <text:p>5041</text:p>
          </table:table-cell>
          <table:table-cell/>
          <table:table-cell table:formula="of:=[.H138]+[.G139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017.60628" calcext:value-type="currency">
            <text:p>$8 017,61</text:p>
          </table:table-cell>
          <table:table-cell table:style-name="ce41" table:formula="of:=[.A139]*budgetjour-[.O139]" office:value-type="currency" office:currency="USD" office:value="5230.39372" calcext:value-type="currency">
            <text:p>$5 230,39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041" calcext:value-type="float">
            <text:p>5041</text:p>
          </table:table-cell>
          <table:table-cell/>
          <table:table-cell table:formula="of:=[.H139]+[.G140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017.60628" calcext:value-type="currency">
            <text:p>$8 017,61</text:p>
          </table:table-cell>
          <table:table-cell table:style-name="ce41" table:formula="of:=[.A140]*budgetjour-[.O140]" office:value-type="currency" office:currency="USD" office:value="5326.39372" calcext:value-type="currency">
            <text:p>$5 326,39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041" calcext:value-type="float">
            <text:p>5041</text:p>
          </table:table-cell>
          <table:table-cell/>
          <table:table-cell table:formula="of:=[.H140]+[.G141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017.60628" calcext:value-type="currency">
            <text:p>$8 017,61</text:p>
          </table:table-cell>
          <table:table-cell table:style-name="ce41" table:formula="of:=[.A141]*budgetjour-[.O141]" office:value-type="currency" office:currency="USD" office:value="5422.39372" calcext:value-type="currency">
            <text:p>$5 422,39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041" calcext:value-type="float">
            <text:p>5041</text:p>
          </table:table-cell>
          <table:table-cell/>
          <table:table-cell table:formula="of:=[.H141]+[.G142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017.60628" calcext:value-type="currency">
            <text:p>$8 017,61</text:p>
          </table:table-cell>
          <table:table-cell table:style-name="ce41" table:formula="of:=[.A142]*budgetjour-[.O142]" office:value-type="currency" office:currency="USD" office:value="5518.39372" calcext:value-type="currency">
            <text:p>$5 518,39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041" calcext:value-type="float">
            <text:p>5041</text:p>
          </table:table-cell>
          <table:table-cell/>
          <table:table-cell table:formula="of:=[.H142]+[.G143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017.60628" calcext:value-type="currency">
            <text:p>$8 017,61</text:p>
          </table:table-cell>
          <table:table-cell table:style-name="ce41" table:formula="of:=[.A143]*budgetjour-[.O143]" office:value-type="currency" office:currency="USD" office:value="5614.39372" calcext:value-type="currency">
            <text:p>$5 614,39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041" calcext:value-type="float">
            <text:p>5041</text:p>
          </table:table-cell>
          <table:table-cell/>
          <table:table-cell table:formula="of:=[.H143]+[.G144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017.60628" calcext:value-type="currency">
            <text:p>$8 017,61</text:p>
          </table:table-cell>
          <table:table-cell table:style-name="ce41" table:formula="of:=[.A144]*budgetjour-[.O144]" office:value-type="currency" office:currency="USD" office:value="5710.39372" calcext:value-type="currency">
            <text:p>$5 710,39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041" calcext:value-type="float">
            <text:p>5041</text:p>
          </table:table-cell>
          <table:table-cell/>
          <table:table-cell table:formula="of:=[.H144]+[.G145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017.60628" calcext:value-type="currency">
            <text:p>$8 017,61</text:p>
          </table:table-cell>
          <table:table-cell table:style-name="ce41" table:formula="of:=[.A145]*budgetjour-[.O145]" office:value-type="currency" office:currency="USD" office:value="5806.39372" calcext:value-type="currency">
            <text:p>$5 806,39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041" calcext:value-type="float">
            <text:p>5041</text:p>
          </table:table-cell>
          <table:table-cell/>
          <table:table-cell table:formula="of:=[.H145]+[.G146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017.60628" calcext:value-type="currency">
            <text:p>$8 017,61</text:p>
          </table:table-cell>
          <table:table-cell table:style-name="ce41" table:formula="of:=[.A146]*budgetjour-[.O146]" office:value-type="currency" office:currency="USD" office:value="5902.39372" calcext:value-type="currency">
            <text:p>$5 902,39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041" calcext:value-type="float">
            <text:p>5041</text:p>
          </table:table-cell>
          <table:table-cell/>
          <table:table-cell table:formula="of:=[.H146]+[.G147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017.60628" calcext:value-type="currency">
            <text:p>$8 017,61</text:p>
          </table:table-cell>
          <table:table-cell table:style-name="ce41" table:formula="of:=[.A147]*budgetjour-[.O147]" office:value-type="currency" office:currency="USD" office:value="5998.39372" calcext:value-type="currency">
            <text:p>$5 998,39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041" calcext:value-type="float">
            <text:p>5041</text:p>
          </table:table-cell>
          <table:table-cell/>
          <table:table-cell table:formula="of:=[.H147]+[.G148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017.60628" calcext:value-type="currency">
            <text:p>$8 017,61</text:p>
          </table:table-cell>
          <table:table-cell table:style-name="ce41" table:formula="of:=[.A148]*budgetjour-[.O148]" office:value-type="currency" office:currency="USD" office:value="6094.39372" calcext:value-type="currency">
            <text:p>$6 094,39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041" calcext:value-type="float">
            <text:p>5041</text:p>
          </table:table-cell>
          <table:table-cell/>
          <table:table-cell table:formula="of:=[.H148]+[.G149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017.60628" calcext:value-type="currency">
            <text:p>$8 017,61</text:p>
          </table:table-cell>
          <table:table-cell table:style-name="ce41" table:formula="of:=[.A149]*budgetjour-[.O149]" office:value-type="currency" office:currency="USD" office:value="6190.39372" calcext:value-type="currency">
            <text:p>$6 190,39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041" calcext:value-type="float">
            <text:p>5041</text:p>
          </table:table-cell>
          <table:table-cell/>
          <table:table-cell table:formula="of:=[.H149]+[.G150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017.60628" calcext:value-type="currency">
            <text:p>$8 017,61</text:p>
          </table:table-cell>
          <table:table-cell table:style-name="ce41" table:formula="of:=[.A150]*budgetjour-[.O150]" office:value-type="currency" office:currency="USD" office:value="6286.39372" calcext:value-type="currency">
            <text:p>$6 286,39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041" calcext:value-type="float">
            <text:p>5041</text:p>
          </table:table-cell>
          <table:table-cell/>
          <table:table-cell table:formula="of:=[.H150]+[.G151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017.60628" calcext:value-type="currency">
            <text:p>$8 017,61</text:p>
          </table:table-cell>
          <table:table-cell table:style-name="ce41" table:formula="of:=[.A151]*budgetjour-[.O151]" office:value-type="currency" office:currency="USD" office:value="6382.39372" calcext:value-type="currency">
            <text:p>$6 382,39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041" calcext:value-type="float">
            <text:p>5041</text:p>
          </table:table-cell>
          <table:table-cell/>
          <table:table-cell table:formula="of:=[.H151]+[.G152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017.60628" calcext:value-type="currency">
            <text:p>$8 017,61</text:p>
          </table:table-cell>
          <table:table-cell table:style-name="ce41" table:formula="of:=[.A152]*budgetjour-[.O152]" office:value-type="currency" office:currency="USD" office:value="6478.39372" calcext:value-type="currency">
            <text:p>$6 478,39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041" calcext:value-type="float">
            <text:p>5041</text:p>
          </table:table-cell>
          <table:table-cell/>
          <table:table-cell table:formula="of:=[.H152]+[.G153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017.60628" calcext:value-type="currency">
            <text:p>$8 017,61</text:p>
          </table:table-cell>
          <table:table-cell table:style-name="ce41" table:formula="of:=[.A153]*budgetjour-[.O153]" office:value-type="currency" office:currency="USD" office:value="6574.39372" calcext:value-type="currency">
            <text:p>$6 574,39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041" calcext:value-type="float">
            <text:p>5041</text:p>
          </table:table-cell>
          <table:table-cell/>
          <table:table-cell table:formula="of:=[.H153]+[.G154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017.60628" calcext:value-type="currency">
            <text:p>$8 017,61</text:p>
          </table:table-cell>
          <table:table-cell table:style-name="ce41" table:formula="of:=[.A154]*budgetjour-[.O154]" office:value-type="currency" office:currency="USD" office:value="6670.39372" calcext:value-type="currency">
            <text:p>$6 670,39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041" calcext:value-type="float">
            <text:p>5041</text:p>
          </table:table-cell>
          <table:table-cell/>
          <table:table-cell table:formula="of:=[.H154]+[.G155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017.60628" calcext:value-type="currency">
            <text:p>$8 017,61</text:p>
          </table:table-cell>
          <table:table-cell table:style-name="ce41" table:formula="of:=[.A155]*budgetjour-[.O155]" office:value-type="currency" office:currency="USD" office:value="6766.39372" calcext:value-type="currency">
            <text:p>$6 766,39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041" calcext:value-type="float">
            <text:p>5041</text:p>
          </table:table-cell>
          <table:table-cell/>
          <table:table-cell table:formula="of:=[.H155]+[.G156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017.60628" calcext:value-type="currency">
            <text:p>$8 017,61</text:p>
          </table:table-cell>
          <table:table-cell table:style-name="ce41" table:formula="of:=[.A156]*budgetjour-[.O156]" office:value-type="currency" office:currency="USD" office:value="6862.39372" calcext:value-type="currency">
            <text:p>$6 862,39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041" calcext:value-type="float">
            <text:p>5041</text:p>
          </table:table-cell>
          <table:table-cell/>
          <table:table-cell table:formula="of:=[.H156]+[.G157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017.60628" calcext:value-type="currency">
            <text:p>$8 017,61</text:p>
          </table:table-cell>
          <table:table-cell table:style-name="ce41" table:formula="of:=[.A157]*budgetjour-[.O157]" office:value-type="currency" office:currency="USD" office:value="6958.39372" calcext:value-type="currency">
            <text:p>$6 958,39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041" calcext:value-type="float">
            <text:p>5041</text:p>
          </table:table-cell>
          <table:table-cell/>
          <table:table-cell table:formula="of:=[.H157]+[.G158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017.60628" calcext:value-type="currency">
            <text:p>$8 017,61</text:p>
          </table:table-cell>
          <table:table-cell table:style-name="ce41" table:formula="of:=[.A158]*budgetjour-[.O158]" office:value-type="currency" office:currency="USD" office:value="7054.39372" calcext:value-type="currency">
            <text:p>$7 054,39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041" calcext:value-type="float">
            <text:p>5041</text:p>
          </table:table-cell>
          <table:table-cell/>
          <table:table-cell table:formula="of:=[.H158]+[.G159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017.60628" calcext:value-type="currency">
            <text:p>$8 017,61</text:p>
          </table:table-cell>
          <table:table-cell table:style-name="ce41" table:formula="of:=[.A159]*budgetjour-[.O159]" office:value-type="currency" office:currency="USD" office:value="7150.39372" calcext:value-type="currency">
            <text:p>$7 150,39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041" calcext:value-type="float">
            <text:p>5041</text:p>
          </table:table-cell>
          <table:table-cell/>
          <table:table-cell table:formula="of:=[.H159]+[.G160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017.60628" calcext:value-type="currency">
            <text:p>$8 017,61</text:p>
          </table:table-cell>
          <table:table-cell table:style-name="ce41" table:formula="of:=[.A160]*budgetjour-[.O160]" office:value-type="currency" office:currency="USD" office:value="7246.39372" calcext:value-type="currency">
            <text:p>$7 246,39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041" calcext:value-type="float">
            <text:p>5041</text:p>
          </table:table-cell>
          <table:table-cell/>
          <table:table-cell table:formula="of:=[.H160]+[.G161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017.60628" calcext:value-type="currency">
            <text:p>$8 017,61</text:p>
          </table:table-cell>
          <table:table-cell table:style-name="ce41" table:formula="of:=[.A161]*budgetjour-[.O161]" office:value-type="currency" office:currency="USD" office:value="7342.39372" calcext:value-type="currency">
            <text:p>$7 342,39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041" calcext:value-type="float">
            <text:p>5041</text:p>
          </table:table-cell>
          <table:table-cell/>
          <table:table-cell table:formula="of:=[.H161]+[.G162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017.60628" calcext:value-type="currency">
            <text:p>$8 017,61</text:p>
          </table:table-cell>
          <table:table-cell table:style-name="ce41" table:formula="of:=[.A162]*budgetjour-[.O162]" office:value-type="currency" office:currency="USD" office:value="7438.39372" calcext:value-type="currency">
            <text:p>$7 438,39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041" calcext:value-type="float">
            <text:p>5041</text:p>
          </table:table-cell>
          <table:table-cell/>
          <table:table-cell table:formula="of:=[.H162]+[.G163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017.60628" calcext:value-type="currency">
            <text:p>$8 017,61</text:p>
          </table:table-cell>
          <table:table-cell table:style-name="ce41" table:formula="of:=[.A163]*budgetjour-[.O163]" office:value-type="currency" office:currency="USD" office:value="7534.39372" calcext:value-type="currency">
            <text:p>$7 534,39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041" calcext:value-type="float">
            <text:p>5041</text:p>
          </table:table-cell>
          <table:table-cell/>
          <table:table-cell table:formula="of:=[.H163]+[.G164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017.60628" calcext:value-type="currency">
            <text:p>$8 017,61</text:p>
          </table:table-cell>
          <table:table-cell table:style-name="ce41" table:formula="of:=[.A164]*budgetjour-[.O164]" office:value-type="currency" office:currency="USD" office:value="7630.39372" calcext:value-type="currency">
            <text:p>$7 630,39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041" calcext:value-type="float">
            <text:p>5041</text:p>
          </table:table-cell>
          <table:table-cell/>
          <table:table-cell table:formula="of:=[.H164]+[.G165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017.60628" calcext:value-type="currency">
            <text:p>$8 017,61</text:p>
          </table:table-cell>
          <table:table-cell table:style-name="ce41" table:formula="of:=[.A165]*budgetjour-[.O165]" office:value-type="currency" office:currency="USD" office:value="7726.39372" calcext:value-type="currency">
            <text:p>$7 726,39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041" calcext:value-type="float">
            <text:p>5041</text:p>
          </table:table-cell>
          <table:table-cell/>
          <table:table-cell table:formula="of:=[.H165]+[.G166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017.60628" calcext:value-type="currency">
            <text:p>$8 017,61</text:p>
          </table:table-cell>
          <table:table-cell table:style-name="ce41" table:formula="of:=[.A166]*budgetjour-[.O166]" office:value-type="currency" office:currency="USD" office:value="7822.39372" calcext:value-type="currency">
            <text:p>$7 822,39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041" calcext:value-type="float">
            <text:p>5041</text:p>
          </table:table-cell>
          <table:table-cell/>
          <table:table-cell table:formula="of:=[.H166]+[.G167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017.60628" calcext:value-type="currency">
            <text:p>$8 017,61</text:p>
          </table:table-cell>
          <table:table-cell table:style-name="ce41" table:formula="of:=[.A167]*budgetjour-[.O167]" office:value-type="currency" office:currency="USD" office:value="7918.39372" calcext:value-type="currency">
            <text:p>$7 918,39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041" calcext:value-type="float">
            <text:p>5041</text:p>
          </table:table-cell>
          <table:table-cell/>
          <table:table-cell table:formula="of:=[.H167]+[.G168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017.60628" calcext:value-type="currency">
            <text:p>$8 017,61</text:p>
          </table:table-cell>
          <table:table-cell table:style-name="ce41" table:formula="of:=[.A168]*budgetjour-[.O168]" office:value-type="currency" office:currency="USD" office:value="8014.39372" calcext:value-type="currency">
            <text:p>$8 014,39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041" calcext:value-type="float">
            <text:p>5041</text:p>
          </table:table-cell>
          <table:table-cell/>
          <table:table-cell table:formula="of:=[.H168]+[.G169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017.60628" calcext:value-type="currency">
            <text:p>$8 017,61</text:p>
          </table:table-cell>
          <table:table-cell table:style-name="ce41" table:formula="of:=[.A169]*budgetjour-[.O169]" office:value-type="currency" office:currency="USD" office:value="8110.39372" calcext:value-type="currency">
            <text:p>$8 110,39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041" calcext:value-type="float">
            <text:p>5041</text:p>
          </table:table-cell>
          <table:table-cell/>
          <table:table-cell table:formula="of:=[.H169]+[.G170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017.60628" calcext:value-type="currency">
            <text:p>$8 017,61</text:p>
          </table:table-cell>
          <table:table-cell table:style-name="ce41" table:formula="of:=[.A170]*budgetjour-[.O170]" office:value-type="currency" office:currency="USD" office:value="8206.39372" calcext:value-type="currency">
            <text:p>$8 206,39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041" calcext:value-type="float">
            <text:p>5041</text:p>
          </table:table-cell>
          <table:table-cell/>
          <table:table-cell table:formula="of:=[.H170]+[.G171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017.60628" calcext:value-type="currency">
            <text:p>$8 017,61</text:p>
          </table:table-cell>
          <table:table-cell table:style-name="ce41" table:formula="of:=[.A171]*budgetjour-[.O171]" office:value-type="currency" office:currency="USD" office:value="8302.39372" calcext:value-type="currency">
            <text:p>$8 302,39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041" calcext:value-type="float">
            <text:p>5041</text:p>
          </table:table-cell>
          <table:table-cell/>
          <table:table-cell table:formula="of:=[.H171]+[.G172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017.60628" calcext:value-type="currency">
            <text:p>$8 017,61</text:p>
          </table:table-cell>
          <table:table-cell table:style-name="ce41" table:formula="of:=[.A172]*budgetjour-[.O172]" office:value-type="currency" office:currency="USD" office:value="8398.39372" calcext:value-type="currency">
            <text:p>$8 398,39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041" calcext:value-type="float">
            <text:p>5041</text:p>
          </table:table-cell>
          <table:table-cell/>
          <table:table-cell table:formula="of:=[.H172]+[.G173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017.60628" calcext:value-type="currency">
            <text:p>$8 017,61</text:p>
          </table:table-cell>
          <table:table-cell table:style-name="ce41" table:formula="of:=[.A173]*budgetjour-[.O173]" office:value-type="currency" office:currency="USD" office:value="8494.39372" calcext:value-type="currency">
            <text:p>$8 494,39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041" calcext:value-type="float">
            <text:p>5041</text:p>
          </table:table-cell>
          <table:table-cell/>
          <table:table-cell table:formula="of:=[.H173]+[.G174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017.60628" calcext:value-type="currency">
            <text:p>$8 017,61</text:p>
          </table:table-cell>
          <table:table-cell table:style-name="ce41" table:formula="of:=[.A174]*budgetjour-[.O174]" office:value-type="currency" office:currency="USD" office:value="8590.39372" calcext:value-type="currency">
            <text:p>$8 590,39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041" calcext:value-type="float">
            <text:p>5041</text:p>
          </table:table-cell>
          <table:table-cell/>
          <table:table-cell table:formula="of:=[.H174]+[.G175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017.60628" calcext:value-type="currency">
            <text:p>$8 017,61</text:p>
          </table:table-cell>
          <table:table-cell table:style-name="ce41" table:formula="of:=[.A175]*budgetjour-[.O175]" office:value-type="currency" office:currency="USD" office:value="8686.39372" calcext:value-type="currency">
            <text:p>$8 686,39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041" calcext:value-type="float">
            <text:p>5041</text:p>
          </table:table-cell>
          <table:table-cell/>
          <table:table-cell table:formula="of:=[.H175]+[.G176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017.60628" calcext:value-type="currency">
            <text:p>$8 017,61</text:p>
          </table:table-cell>
          <table:table-cell table:style-name="ce41" table:formula="of:=[.A176]*budgetjour-[.O176]" office:value-type="currency" office:currency="USD" office:value="8782.39372" calcext:value-type="currency">
            <text:p>$8 782,39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041" calcext:value-type="float">
            <text:p>5041</text:p>
          </table:table-cell>
          <table:table-cell/>
          <table:table-cell table:formula="of:=[.H176]+[.G177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017.60628" calcext:value-type="currency">
            <text:p>$8 017,61</text:p>
          </table:table-cell>
          <table:table-cell table:style-name="ce41" table:formula="of:=[.A177]*budgetjour-[.O177]" office:value-type="currency" office:currency="USD" office:value="8878.39372" calcext:value-type="currency">
            <text:p>$8 878,39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041" calcext:value-type="float">
            <text:p>5041</text:p>
          </table:table-cell>
          <table:table-cell/>
          <table:table-cell table:formula="of:=[.H177]+[.G178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017.60628" calcext:value-type="currency">
            <text:p>$8 017,61</text:p>
          </table:table-cell>
          <table:table-cell table:style-name="ce41" table:formula="of:=[.A178]*budgetjour-[.O178]" office:value-type="currency" office:currency="USD" office:value="8974.39372" calcext:value-type="currency">
            <text:p>$8 974,39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041" calcext:value-type="float">
            <text:p>5041</text:p>
          </table:table-cell>
          <table:table-cell/>
          <table:table-cell table:formula="of:=[.H178]+[.G179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017.60628" calcext:value-type="currency">
            <text:p>$8 017,61</text:p>
          </table:table-cell>
          <table:table-cell table:style-name="ce41" table:formula="of:=[.A179]*budgetjour-[.O179]" office:value-type="currency" office:currency="USD" office:value="9070.39372" calcext:value-type="currency">
            <text:p>$9 070,39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041" calcext:value-type="float">
            <text:p>5041</text:p>
          </table:table-cell>
          <table:table-cell/>
          <table:table-cell table:formula="of:=[.H179]+[.G180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017.60628" calcext:value-type="currency">
            <text:p>$8 017,61</text:p>
          </table:table-cell>
          <table:table-cell table:style-name="ce41" table:formula="of:=[.A180]*budgetjour-[.O180]" office:value-type="currency" office:currency="USD" office:value="9166.39372" calcext:value-type="currency">
            <text:p>$9 166,39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041" calcext:value-type="float">
            <text:p>5041</text:p>
          </table:table-cell>
          <table:table-cell/>
          <table:table-cell table:formula="of:=[.H180]+[.G181]" office:value-type="float" office:value="30106" calcext:value-type="float">
            <text:p>3010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017.60628" calcext:value-type="currency">
            <text:p>$8 017,61</text:p>
          </table:table-cell>
          <table:table-cell table:style-name="ce41" table:formula="of:=[.A181]*budgetjour-[.O181]" office:value-type="currency" office:currency="USD" office:value="9262.39372" calcext:value-type="currency">
            <text:p>$9 262,39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30.456249577465" calcext:value-type="currency">
            <text:p>$130,46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18:52:42.7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02T18:58:39.326000000</dc:date>
    <meta:editing-duration>P128DT4H57M27S</meta:editing-duration>
    <meta:editing-cycles>324</meta:editing-cycles>
    <meta:document-statistic meta:table-count="2" meta:cell-count="2517" meta:object-count="0"/>
  </office:meta>
</office:document-meta>
</file>